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20000000320000001FE2BDE3115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table:align="left" style:may-break-between-rows="false"/>
    </style:style>
    <style:style style:name="Table3.A" style:family="table-column">
      <style:table-column-properties style:column-width="0.9479in"/>
    </style:style>
    <style:style style:name="Table3.B" style:family="table-column">
      <style:table-column-properties style:column-width="0.9167in"/>
    </style:style>
    <style:style style:name="Table3.C" style:family="table-column">
      <style:table-column-properties style:column-width="4in"/>
    </style:style>
    <style:style style:name="Table3.D" style:family="table-column">
      <style:table-column-properties style:column-width="1.1146in"/>
    </style:style>
    <style:style style:name="Table3.A1" style:family="table-cell">
      <style:table-cell-properties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3b3b3" fo:padding="0.0382in" fo:border="0.05pt solid #000000">
        <style:background-image/>
      </style:table-cell-properties>
    </style:style>
    <style:style style:name="Table3.2" style:family="table-row">
      <style:table-row-properties style:min-row-height="0.2458in"/>
    </style:style>
    <style:style style:name="Table3.A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3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4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5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Table3.B6" style:family="table-cell" style:data-style-name="N75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7in" style:rel-column-width="65535*"/>
    </style:style>
    <style:style style:name="Table4.2" style:family="table-row">
      <style:table-row-properties style:min-row-height="4.2444in"/>
    </style:style>
    <style:style style:name="Table4.A2" style:family="table-cell">
      <style:table-cell-properties style:vertical-align="bottom"/>
    </style:style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P3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7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P9" style:family="paragraph" style:parent-style-name="DocText">
      <style:paragraph-properties fo:text-align="end" style:justify-single-word="false"/>
    </style:style>
    <style:style style:name="P10" style:family="paragraph" style:parent-style-name="DocText">
      <style:paragraph-properties fo:text-align="end" style:justify-single-word="fals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1" style:family="paragraph" style:parent-style-name="DocText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DocText">
      <style:paragraph-properties fo:break-before="page"/>
    </style:style>
    <style:style style:name="P13" style:family="paragraph" style:parent-style-name="DocText">
      <style:paragraph-properties fo:text-align="end" style:justify-single-word="false" fo:break-before="page"/>
      <style:text-properties fo:color="#11471e" style:font-name="Arial Narrow3" fo:font-size="24pt" fo:font-weight="bold" style:font-size-asian="24pt" style:font-weight-asian="bold" style:font-size-complex="24pt" style:font-weight-complex="bold"/>
    </style:style>
    <style:style style:name="P14" style:family="paragraph" style:parent-style-name="DocText">
      <style:paragraph-properties fo:margin-top="0in" fo:margin-bottom="0in" style:contextual-spacing="false"/>
    </style:style>
    <style:style style:name="P15" style:family="paragraph" style:parent-style-name="DocText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6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style:vertical-align="bottom"/>
      <style:text-properties style:font-name="Arial" fo:font-size="18pt" officeooo:paragraph-rsid="00108fd3" style:font-size-asian="18pt" style:font-size-complex="18pt"/>
    </style:style>
    <style:style style:name="P18" style:family="paragraph" style:parent-style-name="Standard">
      <style:text-properties style:font-name="Arial" officeooo:paragraph-rsid="00108fd3"/>
    </style:style>
    <style:style style:name="P19" style:family="paragraph" style:parent-style-name="DocHeading1">
      <style:paragraph-properties fo:break-before="page"/>
    </style:style>
    <style:style style:name="P20" style:family="paragraph" style:parent-style-name="DocText">
      <style:paragraph-properties fo:text-align="end" style:justify-single-word="false"/>
    </style:style>
    <style:style style:name="P21" style:family="paragraph" style:parent-style-name="DocText">
      <style:paragraph-properties fo:text-align="end" style:justify-single-word="false"/>
      <style:text-properties fo:font-weight="bold" officeooo:paragraph-rsid="00108fd3" style:font-weight-asian="bold" style:font-weight-complex="bold"/>
    </style:style>
    <style:style style:name="P22" style:family="paragraph" style:parent-style-name="DocText">
      <style:text-properties officeooo:paragraph-rsid="001268ad"/>
    </style:style>
    <style:style style:name="P23" style:family="paragraph" style:parent-style-name="DocText">
      <style:text-properties officeooo:paragraph-rsid="00145ba8"/>
    </style:style>
    <style:style style:name="P24" style:family="paragraph" style:parent-style-name="DocTitle" style:master-page-name="Title_20_Page">
      <style:paragraph-properties style:page-number="auto"/>
      <style:text-properties officeooo:paragraph-rsid="00108fd3"/>
    </style:style>
    <style:style style:name="P25" style:family="paragraph">
      <style:paragraph-properties fo:text-align="center"/>
    </style:style>
    <style:style style:name="P26" style:family="paragraph">
      <style:paragraph-properties fo:text-align="end"/>
    </style:style>
    <style:style style:name="P27" style:family="paragraph">
      <style:paragraph-properties fo:text-align="end"/>
      <style:text-properties style:text-outline="true" style:font-name="Deutsch Gothic" fo:letter-spacing="0.0157in" fo:text-shadow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officeooo:rsid="00108fd3"/>
    </style:style>
    <style:style style:name="T4" style:family="text">
      <style:text-properties officeooo:rsid="001268ad"/>
    </style:style>
    <style:style style:name="T5" style:family="text">
      <style:text-properties style:text-position="sub 58%" officeooo:rsid="001268ad"/>
    </style:style>
    <style:style style:name="T6" style:family="text">
      <style:text-properties style:text-position="sub 58%" style:font-name="Garamond" officeooo:rsid="001268ad"/>
    </style:style>
    <style:style style:name="T7" style:family="text">
      <style:text-properties style:text-position="0% 100%" officeooo:rsid="001268ad"/>
    </style:style>
    <style:style style:name="T8" style:family="text">
      <style:text-properties style:text-position="0% 100%" style:font-name="DejaVu Sans" officeooo:rsid="001268ad"/>
    </style:style>
    <style:style style:name="T9" style:family="text">
      <style:text-properties style:text-position="0% 100%" style:font-name="Garamond" officeooo:rsid="001268ad"/>
    </style:style>
    <style:style style:name="T10" style:family="text">
      <style:text-properties officeooo:rsid="00145ba8"/>
    </style:style>
    <style:style style:name="T11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T12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T13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T14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gradient" draw:fill-color="#11471e" draw:fill-gradient-name="Gradient_20_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2">
      <number:number number:decimal-places="2"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4"><draw:rect text:anchor-type="paragraph" draw:z-index="16" draw:style-name="gr3" draw:text-style-name="P25" svg:width="0.4898in" svg:height="8.7087in" svg:x="-0.0016in" svg:y="0.0083in"><text:p/></draw:rect><text:span text:style-name="T3">oFreq</text:span></text:p>
      <text:p text:style-name="DocSubtitle"><text:span text:style-name="T3">Derived Outputs Calculation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<text:span text:style-name="T3">Nicholas Barczak</text:span></text:p>
      <text:p text:style-name="P21"><text:span text:style-name="T3">May 09, 2013</text:span></text:p>
      <text:p text:style-name="P11">Rev: <text:s/><text:span text:style-name="T3">1.0</text:span></text:p>
      <text:p text:style-name="P21"><text:span text:style-name="T3">DMS1303-001-110-08</text:span></text:p>
      <text:p text:style-name="P13">Revision Histor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5">Revision</text:p>
            </table:table-cell>
            <table:table-cell table:style-name="Table3.A1" office:value-type="string">
              <text:p text:style-name="P15">Date</text:p>
            </table:table-cell>
            <table:table-cell table:style-name="Table3.A1" office:value-type="string">
              <text:p text:style-name="P15">Changes</text:p>
            </table:table-cell>
            <table:table-cell table:style-name="Table3.D1" office:value-type="string">
              <text:p text:style-name="P15">Approval</text:p>
            </table:table-cell>
          </table:table-row>
        </table:table-header-rows>
        <table:table-row table:style-name="Table3.2">
          <table:table-cell table:style-name="Table3.A2" office:value-type="float" office:value="1">
            <text:p text:style-name="P14">1.00</text:p>
          </table:table-cell>
          <table:table-cell table:style-name="Table3.B2" office:value-type="date" office:date-value="1999-12-30">
            <text:p text:style-name="P14">Dec 30, 1999</text:p>
          </table:table-cell>
          <table:table-cell table:style-name="Table3.C6" office:value-type="string">
            <text:p text:style-name="P14">Initial Issue</text:p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>
            <text:p text:style-name="P14"/>
          </table:table-cell>
          <table:table-cell table:style-name="Table3.B6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>
            <text:p text:style-name="P14"/>
          </table:table-cell>
          <table:table-cell table:style-name="Table3.B6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>
            <text:p text:style-name="P14"/>
          </table:table-cell>
          <table:table-cell table:style-name="Table3.B6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  <table:table-row>
          <table:table-cell table:style-name="Table3.A6">
            <text:p text:style-name="P14"/>
          </table:table-cell>
          <table:table-cell table:style-name="Table3.B6">
            <text:p text:style-name="P14"/>
          </table:table-cell>
          <table:table-cell table:style-name="Table3.C6" office:value-type="string">
            <text:p text:style-name="P14"/>
          </table:table-cell>
          <table:table-cell table:style-name="Table3.D6" office:value-type="string">
            <text:p text:style-name="P14"/>
          </table:table-cell>
        </table:table-row>
      </table:table>
      <text:p text:style-name="DocText"/>
      <table:table table:name="Table4" table:style-name="Table4">
        <table:table-column table:style-name="Table4.A"/>
        <table:table-row>
          <table:table-cell office:value-type="string">
            <text:p text:style-name="P10">Prepared By</text:p>
            <text:p text:style-name="P4">Datawave Marine <text:span text:style-name="T3">Science</text:span></text:p>
            <text:p text:style-name="P4">3500 27<text:span text:style-name="T2">th</text:span> Pl West</text:p>
            <text:p text:style-name="P4">Apt 423</text:p>
            <text:p text:style-name="P4">Seattle, WA 98199</text:p>
            <text:p text:style-name="P4"/>
            <text:p text:style-name="P4">www.dmsonline.us</text:p>
          </table:table-cell>
        </table:table-row>
        <table:table-row table:style-name="Table4.2">
          <table:table-cell table:style-name="Table4.A2" office:value-type="string">
            <text:p text:style-name="P5">Confidential and proprietary property of Datawave Marine <text:span text:style-name="T3">Science</text:span> (DMS).</text:p>
            <text:p text:style-name="P5">May not be used for construction or provided to any third parties without prior written consent. <text:s/></text:p>
            <text:p text:style-name="P5">Copyright 201<text:span text:style-name="T3">3</text:span>, Datawave Marine <text:span text:style-name="T3">Science</text:span>.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2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span> </text:index-entry-span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span>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ppendix"/>
            <text:index-source-style text:style-name="DocHeading1"/>
          </text:index-source-styles>
          <text:index-source-styles text:outline-level="2">
            <text:index-source-style text:style-name="DocHeading2"/>
          </text:index-source-styles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16"><text:s/>1 Introduction<text:tab/>4</text:p>
          <text:p text:style-name="P16"><text:s/>2 Conclusion<text:tab/>4</text:p>
          <text:p text:style-name="P16"><text:s/>3 References<text:tab/>5</text:p>
          <text:p text:style-name="P16"><text:s text:c="2"/>Appendix A: <text:s/><text:tab/>6</text:p>
        </text:index-body>
      </text:table-of-content>
      <text:p text:style-name="DocText"/>
      <text:h text:style-name="P19" text:outline-level="1">Introduction</text:h>
      <text:p text:style-name="DocText"/>
      <text:p text:style-name="DocText"/>
      <text:h text:style-name="DocHeading1" text:outline-level="1"><text:span text:style-name="T4">Derived Outputs</text:span></text:h>
      <text:p text:style-name="P22"><text:span text:style-name="T4"/></text:p>
      <text:h text:style-name="DocHeading1" text:outline-level="1"><text:span text:style-name="T4">Force Reactive</text:span></text:h>
      <text:p text:style-name="P22"><text:span text:style-name="T4"/></text:p>
      <text:h text:style-name="DocHeading1" text:outline-level="1"><text:span text:style-name="T4">Force Active</text:span></text:h>
      <text:p text:style-name="P22"><text:span text:style-name="T4"/></text:p>
      <text:h text:style-name="DocHeading1" text:outline-level="1"><text:span text:style-name="T4">Global Solution</text:span></text:h>
      <text:p text:style-name="P22"><text:span text:style-name="T4"/></text:p>
      <text:h text:style-name="DocHeading2" text:outline-level="2"><text:span text:style-name="T4">Global Motion</text:span></text:h>
      <text:p text:style-name="P22"><text:span text:style-name="T4"/></text:p>
      <text:h text:style-name="DocHeading2" text:outline-level="2"><text:span text:style-name="T4">Global Velocity</text:span></text:h>
      <text:p text:style-name="P22"><text:span text:style-name="T4"/></text:p>
      <text:h text:style-name="DocHeading2" text:outline-level="2"><text:span text:style-name="T4">Global Acceleration</text:span></text:h>
      <text:p text:style-name="P22"><text:span text:style-name="T4"/></text:p>
      <text:h text:style-name="DocHeading2" text:outline-level="2"><text:span text:style-name="T4">Global User Derivative</text:span></text:h>
      <text:p text:style-name="P22"><text:span text:style-name="T4"/></text:p>
      <text:h text:style-name="DocHeading1" text:outline-level="1"><text:span text:style-name="T4">Local Solution</text:span></text:h>
      <text:p text:style-name="P22"><text:span text:style-name="T4"/></text:p>
      <text:h text:style-name="DocHeading2" text:outline-level="2"><text:span text:style-name="T4">User Inputs</text:span></text:h>
      <text:p text:style-name="P22"><text:span text:style-name="T4"/></text:p>
      <text:h text:style-name="DocHeading2" text:outline-level="2"><text:soft-page-break/><text:span text:style-name="T4">Local Motion</text:span></text:h>
      <text:p text:style-name="P22"><text:span text:style-name="T4"/></text:p>
      <text:h text:style-name="DocHeading2" text:outline-level="2"><text:span text:style-name="T4">Local Velocity</text:span></text:h>
      <text:p text:style-name="P22"><text:span text:style-name="T4"/></text:p>
      <text:h text:style-name="DocHeading2" text:outline-level="2"><text:span text:style-name="T4">Local Acceleration</text:span></text:h>
      <text:p text:style-name="P22"><text:span text:style-name="T4"/></text:p>
      <text:h text:style-name="DocHeading1" text:outline-level="1"><text:span text:style-name="T4">Power</text:span></text:h>
      <text:p text:style-name="P22"><text:span text:style-name="T4"/></text:p>
      <text:p text:style-name="DocEquation"><text:span text:style-name="T4"><draw:frame draw:style-name="fr2" draw:name="Object1" text:anchor-type="as-char" svg:width="3.2043in" svg:height="0.5429in" draw:z-index="17"><draw:object xlink:href="./Object 1" xlink:type="simple" xlink:show="embed" xlink:actuate="onLoad"/><draw:image xlink:href="./ObjectReplacements/Object 1" xlink:type="simple" xlink:show="embed" xlink:actuate="onLoad"/></draw:frame></text:span><text:span text:style-name="T4"><text:tab/>Equation </text:span><text:span text:style-name="T4"><text:sequence text:ref-name="refEquation0" text:name="Equation" text:formula="ooow:Equation+1" style:num-format="1">7.1</text:sequence></text:span></text:p>
      <text:p text:style-name="DocEqDetails"><text:span text:style-name="T4">Where:</text:span></text:p>
      <text:p text:style-name="DocEqDetails"><text:span text:style-name="T4">P</text:span><text:span text:style-name="T5">avg</text:span><text:span text:style-name="T7">(</text:span><text:span text:style-name="T8">ω</text:span><text:span text:style-name="T9">) = <text:tab/>Power produced, average over a single wave cycle.</text:span></text:p>
      <text:p text:style-name="DocEqDetails"><text:span text:style-name="T9">i = <text:tab/>Imaginary number</text:span></text:p>
      <text:p text:style-name="DocEqDetails"><text:span text:style-name="T9">j = <text:tab/>Summation index for motion variables that forces depend on.</text:span></text:p>
      <text:p text:style-name="DocEqDetails"><text:span text:style-name="T9">v = <text:tab/>Summation index for derivatives included in each force.</text:span></text:p>
      <text:p text:style-name="DocEqDetails"><text:span text:style-name="T9">n = <text:tab/>Total number of variables</text:span></text:p>
      <text:p text:style-name="DocEqDetails"><text:span text:style-name="T9">p = <text:tab/>Highest order of derivative for forces</text:span></text:p>
      <text:p text:style-name="DocEqDetails"><text:span text:style-name="T9">X</text:span><text:span text:style-name="T6">j</text:span><text:span text:style-name="T9"> = <text:tab/>Complex number for solution of variable motions.</text:span></text:p>
      <text:p text:style-name="DocEqDetails"><text:span text:style-name="T9">k</text:span><text:span text:style-name="T6">jv</text:span><text:span text:style-name="T9"> = <text:tab/>Force coefficient associated with each force number and derivative.</text:span></text:p>
      <text:p text:style-name="DocEqDetails"><text:span text:style-name="T8">ω = <text:tab/>Wave frequency (rad/s)</text:span></text:p>
      <text:p text:style-name="P22"><text:span text:style-name="T9"/></text:p>
      <text:p text:style-name="DocText"><text:span text:style-name="T4"/></text:p>
      <text:p text:style-name="DocText"><text:span text:style-name="T4"/></text:p>
      <text:p text:style-name="P22"><text:span text:style-name="T4"/></text:p>
      <text:h text:style-name="DocHeading1" text:outline-level="1"><text:span text:style-name="T4">Efficiency</text:span></text:h>
      <text:p text:style-name="P22"><text:span text:style-name="T4"/></text:p>
      <text:h text:style-name="DocHeading2" text:outline-level="2"><text:span text:style-name="T4">User Inputs</text:span></text:h>
      <text:p text:style-name="P22"><text:span text:style-name="T4"/></text:p>
      <text:h text:style-name="DocHeading1" text:outline-level="1"><text:span text:style-name="T4">Human Tolerances</text:span></text:h>
      <text:p text:style-name="P22"><text:span text:style-name="T4"/></text:p>
      <text:h text:style-name="DocHeading2" text:outline-level="2"><text:soft-page-break/><text:span text:style-name="T4">Motion Sickness Index</text:span></text:h>
      <text:p text:style-name="P22"><text:span text:style-name="T4"/></text:p>
      <text:h text:style-name="DocHeading2" text:outline-level="2"><text:span text:style-name="T4">Subject Motion Assessment</text:span></text:h>
      <text:p text:style-name="P22"><text:span text:style-name="T4"/></text:p>
      <text:h text:style-name="DocHeading1" text:outline-level="1"><text:span text:style-name="T4">Wave Frequencies</text:span></text:h>
      <text:p text:style-name="P22"><text:span text:style-name="T4"/></text:p>
      <text:h text:style-name="DocHeading1" text:outline-level="1"><text:span text:style-name="T4">Waves Applied</text:span></text:h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DocText"/>
      <text:p text:style-name="DocText"/>
      <text:h text:style-name="DocHeading1" text:outline-level="1">Conclusion</text:h>
      <text:p text:style-name="DocText"/>
      <text:p text:style-name="DocText"/>
      <text:p text:style-name="P12"/>
      <text:bibliography text:style-name="Sect1" text:protected="true" text:name="Bibliography1">
        <text:bibliography-source>
          <text:index-title-template text:style-name="DocHeading1">References</text:index-title-template>
          <text:bibliography-entry-template text:bibliography-type="articl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bibliography-data-field="book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bookle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onference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1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2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booktitle"/>
            <text:index-entry-span text:style-name="RefItalic">, Ch. </text:index-entry-span>
            <text:index-entry-bibliography text:style-name="RefItalic" text:bibliography-data-field="chapter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3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4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>.  Vol. </text:index-entry-span>
            <text:index-entry-bibliography text:style-name="RefItalic"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custom5" text:style-name="Bibliography_20_1">
            <text:index-entry-bibliography text:style-name="Default" text:bibliography-data-field="annote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emai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book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collection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school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in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RefItalic" text:bibliography-data-field="journal"/>
            <text:index-entry-span text:style-name="RefItalic">, Vol. </text:index-entry-span>
            <text:index-entry-bibliography text:bibliography-data-field="volume"/>
            <text:index-entry-span>.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journ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nual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masters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span>Email:  </text:index-entry-span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[</text:index-entry-span>
            <text:index-entry-bibliography text:bibliography-data-field="url"/>
            <text:index-entry-span>], </text:index-entry-span>
            <text:index-entry-bibliography text:style-name="Default" text:bibliography-data-field="year"/>
          </text:bibliography-entry-template>
          <text:bibliography-entry-template text:bibliography-type="misc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.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Online:  [</text:index-entry-span>
            <text:index-entry-bibliography text:bibliography-data-field="url"/>
            <text:index-entry-span>]  Cited:  </text:index-entry-span>
            <text:index-entry-bibliography text:bibliography-data-field="month"/>
          </text:bibliography-entry-template>
          <text:bibliography-entry-template text:bibliography-type="phdthesi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proceedings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techreport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unpublished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  <text:bibliography-entry-template text:bibliography-type="www" text:style-name="Bibliography_20_1">
            <text:index-entry-bibliography text:style-name="Default" text:bibliography-data-field="identifier"/>
            <text:index-entry-tab-stop text:style-name="Default" style:type="left" style:position="0.75in" style:leader-char=" "/>
            <text:index-entry-bibliography text:style-name="Default" text:bibliography-data-field="author"/>
            <text:index-entry-span>.  "</text:index-entry-span>
            <text:index-entry-bibliography text:style-name="Default" text:bibliography-data-field="title"/>
            <text:index-entry-span>."  </text:index-entry-span>
            <text:index-entry-bibliography text:style-name="Default" text:bibliography-data-field="address"/>
            <text:index-entry-span>:  </text:index-entry-span>
            <text:index-entry-bibliography text:style-name="Default" text:bibliography-data-field="publisher"/>
            <text:index-entry-span>, </text:index-entry-span>
            <text:index-entry-bibliography text:style-name="Default" text:bibliography-data-field="year"/>
            <text:index-entry-span>.  Ref.:  </text:index-entry-span>
            <text:index-entry-bibliography text:style-name="Default" text:bibliography-data-field="isbn"/>
          </text:bibliography-entry-template>
        </text:bibliography-source>
        <text:index-body>
          <text:index-title text:style-name="Sect2" text:name="Bibliography1_Head">
            <text:h text:style-name="DocHeading1" text:outline-level="1">References</text:h>
          </text:index-title>
        </text:index-body>
      </text:bibliography>
      <text:p text:style-name="References"/>
      <text:p text:style-name="DocText"/>
      <text:h text:style-name="Appendix" text:outline-level="1">Appendix A: <text:s/><text:span text:style-name="T4">Derivation for Average Power Calculation</text:span></text:h>
      <text:p text:style-name="DocText"/>
      <text:p text:style-name="P23"><text:span text:style-name="T10">Begin with calculations for a single variable. <text:s/>Power is the product of force and velocity. <text:s/>The equations of motion give the following generic definitions for a force:</text:span></text:p>
      <text:p text:style-name="P23"><text:span text:style-name="T10"><draw:frame draw:style-name="fr2" draw:name="Object2" text:anchor-type="as-char" svg:width="1.8091in" svg:height="0.4484in" draw:z-index="18"><draw:object xlink:href="./Object 2" xlink:type="simple" xlink:show="embed" xlink:actuate="onLoad"/><draw:image xlink:href="./ObjectReplacements/Object 2" xlink:type="simple" xlink:show="embed" xlink:actuate="onLoad"/></draw:frame></text:span><text:span text:style-name="T10"><text:tab/>Equation </text:span><text:span text:style-name="T10"><text:sequence text:ref-name="refEquation1" text:name="Equation" text:formula="ooow:Equation+1" style:num-format="1">1</text:sequence></text:span></text:p>
      <text:p text:style-name="P23"><text:span text:style-name="T10">And the motion variable is defined as follows:</text:span></text:p>
      <text:p text:style-name="P23"><text:span text:style-name="T10"><draw:frame draw:style-name="fr2" draw:name="Object3" text:anchor-type="as-char" svg:width="0.8839in" svg:height="0.2201in" draw:z-index="19"><draw:object xlink:href="./Object 3" xlink:type="simple" xlink:show="embed" xlink:actuate="onLoad"/><draw:image xlink:href="./ObjectReplacements/Object 3" xlink:type="simple" xlink:show="embed" xlink:actuate="onLoad"/></draw:frame></text:span><text:span text:style-name="T10"><text:tab/>Equation </text:span><text:span text:style-name="T10"><text:sequence text:ref-name="refEquation2" text:name="Equation" text:formula="ooow:Equation+1" style:num-format="1">2</text:sequence></text:span></text:p>
      <text:p text:style-name="P23"><text:span text:style-name="T10">To obtain velocity, I take the first derivative of the motion variable.</text:span></text:p>
      <text:p text:style-name="P23"><text:span text:style-name="T10"><draw:frame draw:style-name="fr2" draw:name="Object4" text:anchor-type="as-char" svg:width="1.2339in" svg:height="0.3929in" draw:z-index="20"><draw:object xlink:href="./Object 4" xlink:type="simple" xlink:show="embed" xlink:actuate="onLoad"/><draw:image xlink:href="./ObjectReplacements/Object 4" xlink:type="simple" xlink:show="embed" xlink:actuate="onLoad"/></draw:frame></text:span><text:span text:style-name="T10"><text:tab/>Equation </text:span><text:span text:style-name="T10"><text:sequence text:ref-name="refEquation3" text:name="Equation" text:formula="ooow:Equation+1" style:num-format="1">3</text:sequence></text:span></text:p>
      <text:p text:style-name="P23"><text:span text:style-name="T10">Now power is calculated as the product of the two.</text:span></text:p>
      <text:p text:style-name="P23"><text:span text:style-name="T10"><draw:frame draw:style-name="fr2" draw:name="Object5" text:anchor-type="as-char" svg:width="2.9035in" svg:height="0.4484in" draw:z-index="21"><draw:object xlink:href="./Object 5" xlink:type="simple" xlink:show="embed" xlink:actuate="onLoad"/><draw:image xlink:href="./ObjectReplacements/Object 5" xlink:type="simple" xlink:show="embed" xlink:actuate="onLoad"/></draw:frame></text:span><text:span text:style-name="T10"><text:tab/>Equation </text:span><text:span text:style-name="T10"><text:sequence text:ref-name="refEquation4" text:name="Equation" text:formula="ooow:Equation+1" style:num-format="1">4</text:sequence></text:span></text:p>
      <text:p text:style-name="P23"><text:span text:style-name="T10">This gave the instantaneous power, which varies with time. <text:s/>The variation is cyclic and depends on the time within each wave cycle. <text:s/>A more useful answer is the average power across an entire wave cycle. <text:s/>The following calculation ensues.</text:span></text:p>
      <text:p text:style-name="P23"><text:span text:style-name="T10"><draw:frame draw:style-name="fr2" draw:name="Object6" text:anchor-type="as-char" svg:width="2.7799in" svg:height="0.5417in" draw:z-index="22"><draw:object xlink:href="./Object 6" xlink:type="simple" xlink:show="embed" xlink:actuate="onLoad"/><draw:image xlink:href="./ObjectReplacements/Object 6" xlink:type="simple" xlink:show="embed" xlink:actuate="onLoad"/></draw:frame></text:span><text:span text:style-name="T10"><text:tab/>Equation </text:span><text:span text:style-name="T10"><text:sequence text:ref-name="refEquation5" text:name="Equation" text:formula="ooow:Equation+1" style:num-format="1">5</text:sequence></text:span></text:p>
      <text:p text:style-name="P23"><text:span text:style-name="T10">The next steps will focus only on evaluation of the integral.</text:span></text:p>
      <text:p text:style-name="P23"><text:span text:style-name="T10"><draw:frame draw:style-name="fr2" draw:name="Object7" text:anchor-type="as-char" svg:width="0.7118in" svg:height="0.5417in" draw:z-index="2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<text:tab/>Equation </text:span><text:span text:style-name="T10"><text:sequence text:ref-name="refEquation6" text:name="Equation" text:formula="ooow:Equation+1" style:num-format="1">6</text:sequence></text:span></text:p>
      <text:p text:style-name="P23"><text:span text:style-name="T10">We start by converting the polar form into rectangular form.</text:span></text:p>
      <text:p text:style-name="P23"><text:span text:style-name="T10"><draw:frame draw:style-name="fr2" draw:name="Object8" text:anchor-type="as-char" svg:width="1.9819in" svg:height="0.2201in" draw:z-index="24"><draw:object xlink:href="./Object 8" xlink:type="simple" xlink:show="embed" xlink:actuate="onLoad"/><draw:image xlink:href="./ObjectReplacements/Object 8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Garamond1" svg:font-family="Garamond" style:font-adornments="Italic" style:font-family-generic="roman"/>
    <style:font-face style:name="DejaVu Sans" svg:font-family="'DejaVu Sans'" style:font-adornments="Regular" style:font-family-generic="swiss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Deutsch Gothic" svg:font-family="'Deutsch Gothic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1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text-align="start" style:justify-single-word="false" style:page-number="auto">
        <style:tab-stops>
          <style:tab-stop style:position="6.75in" style:type="right"/>
        </style:tab-stops>
      </style:paragraph-properties>
    </style:style>
    <style:style style:name="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text-properties fo:color="#11471e" style:font-name="Arial Narrow1"/>
    </style:style>
    <style:style style:name="DocTitle" style:family="paragraph" style:parent-style-name="Title" style:next-style-name="DocSubtitle" style:master-page-name="">
      <style:paragraph-properties style:page-number="auto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1in" fo:margin-right="0in" fo:margin-top="0in" fo:margin-bottom="0in" style:contextual-spacing="false" fo:text-indent="-0.5in" style:auto-text-indent="false">
        <style:tab-stops/>
      </style:paragraph-properties>
    </style:style>
    <style:style style:name="DocEqDetails" style:family="paragraph" style:parent-style-name="DocText" style:next-style-name="DocText" style:master-page-name="">
      <style:paragraph-properties fo:margin="100%" fo:margin-left="1in" fo:margin-right="0in" fo:margin-top="0in" fo:margin-bottom="0in" style:contextual-spacing="false" fo:line-height="100%" fo:text-indent="-0.5in" style:auto-text-indent="false" style:page-number="auto" style:shadow="none">
        <style:tab-stops>
          <style:tab-stop style:position="1in"/>
        </style:tab-stops>
      </style:paragraph-properties>
      <style:text-properties fo:font-size="10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in" fo:margin-left="0in" fo:margin-right="0in" table:align="margins" style:may-break-between-rows="false"/>
    </style:style>
    <style:style style:name="Table1.A" style:family="table-column">
      <style:table-column-properties style:column-width="1.4806in" style:rel-column-width="13861*"/>
    </style:style>
    <style:style style:name="Table1.B" style:family="table-column">
      <style:table-column-properties style:column-width="4.2958in" style:rel-column-width="40218*"/>
    </style:style>
    <style:style style:name="Table1.C" style:family="table-column">
      <style:table-column-properties style:column-width="1.2236in" style:rel-column-width="11456*"/>
    </style:style>
    <style:style style:name="Table1.1" style:family="table-row">
      <style:table-row-properties style:min-row-height="0.4167in"/>
    </style:style>
    <style:style style:name="Table1.A1" style:family="table-cell">
      <style:table-cell-properties fo:padding="0.0382in" fo:border-left="none" fo:border-right="none" fo:border-top="none" fo:border-bottom="1pt solid #000000"/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2" style:family="table-row">
      <style:table-row-properties style:min-row-height="0.3389in"/>
    </style:style>
    <style:style style:name="Table2" style:family="table">
      <style:table-properties style:width="7.0111in" fo:margin-left="0in" fo:margin-right="-0.0111in" table:align="margins"/>
    </style:style>
    <style:style style:name="Table2.A" style:family="table-column">
      <style:table-column-properties style:column-width="1.4833in" style:rel-column-width="13865*"/>
    </style:style>
    <style:style style:name="Table2.B" style:family="table-column">
      <style:table-column-properties style:column-width="5.5278in" style:rel-column-width="51670*"/>
    </style:style>
    <style:style style:name="Table2.1" style:family="table-row">
      <style:table-row-properties style:min-row-height="0.4167in"/>
    </style:style>
    <style:style style:name="Table2.A1" style:family="table-cell">
      <style:table-cell-properties fo:padding="0.0382in" fo:border-left="none" fo:border-right="none" fo:border-top="none" fo:border-bottom="1pt solid #000000"/>
    </style:style>
    <style:style style:name="MP1" style:family="paragraph" style:parent-style-name="Standard">
      <style:text-properties fo:font-size="38pt" style:font-size-asian="38pt" style:font-size-complex="38pt"/>
    </style:style>
    <style:style style:name="MP2" style:family="paragraph" style:parent-style-name="Standard">
      <style:paragraph-properties style:vertical-align="bottom"/>
      <style:text-properties style:font-name="Arial" fo:font-size="18pt" officeooo:paragraph-rsid="00108fd3" style:font-size-asian="18pt" style:font-size-complex="18pt"/>
    </style:style>
    <style:style style:name="MP3" style:family="paragraph" style:parent-style-name="Standard">
      <style:text-properties style:font-name="Arial" officeooo:paragraph-rsid="00108fd3"/>
    </style:style>
    <style:style style:name="MP4" style:family="paragraph" style:parent-style-name="Standard">
      <style:paragraph-properties fo:text-align="end" style:justify-single-word="false">
        <style:tab-stops>
          <style:tab-stop style:position="6.898in"/>
        </style:tab-stops>
      </style:paragraph-properties>
      <style:text-properties style:font-name="Arial"/>
    </style:style>
    <style:style style:name="MP5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start" style:justify-single-word="false"/>
      <style:text-properties fo:font-size="38pt" style:font-size-asian="38pt" style:font-size-complex="38pt"/>
    </style:style>
    <style:style style:name="MP8" style:family="paragraph" style:parent-style-name="Standard">
      <style:paragraph-properties fo:text-align="start" style:justify-single-word="false" style:shadow="none" style:vertical-align="middle"/>
      <style:text-properties fo:color="#000000" style:font-name="Arial Narrow3" fo:font-size="24pt" style:font-size-asian="24pt" style:font-size-complex="24pt"/>
    </style:style>
    <style:style style:name="MP9" style:family="paragraph">
      <style:paragraph-properties fo:text-align="end"/>
    </style:style>
    <style:style style:name="MP10" style:family="paragraph">
      <style:paragraph-properties fo:text-align="end"/>
      <style:text-properties style:text-outline="true" style:font-name="Deutsch Gothic" fo:letter-spacing="0.0157in" fo:text-shadow="none"/>
    </style:style>
    <style:style style:name="MP11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T1" style:family="text">
      <style:text-properties officeooo:rsid="00108fd3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text-outline="false" style:font-name="Deutsch Gothic" fo:font-size="24pt" fo:letter-spacing="0.0157in" fo:text-shadow="1pt 1pt" fo:font-weight="normal" style:font-weight-asian="normal" style:font-name-complex="Arial Narrow3" style:font-size-complex="24pt" style:font-weight-complex="normal"/>
    </style:style>
    <style:style style:name="MT4" style:family="text">
      <style:text-properties style:text-outline="true" style:font-name="Deutsch Gothic" fo:font-size="24pt" fo:letter-spacing="0.0157in" fo:text-shadow="1pt 1pt" style:font-name-complex="Arial Narrow3" style:font-size-complex="24pt"/>
    </style:style>
    <style:style style:name="MT5" style:family="text">
      <style:text-properties style:text-outline="fals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6" style:family="text">
      <style:text-properties style:text-outline="true" style:font-name="Deutsch Gothic" fo:font-size="24pt" fo:letter-spacing="0.0157in" fo:text-shadow="1pt 1pt" fo:font-weight="bold" style:font-name-complex="Arial Narrow3" style:font-size-complex="24pt" style:font-weight-complex="bold"/>
    </style:style>
    <style:style style:name="MT7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99in" draw:marker-start-width="0in" draw:marker-end-width="0in" draw:textarea-horizontal-align="center" draw:textarea-vertical-align="middle" fo:padding-top="0.0146in" fo:padding-bottom="0.0146in" fo:padding-left="0.0146in" fo:padding-right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2" office:value-type="string">
              <text:p text:style-name="MP1"><draw:frame draw:style-name="Mfr1" draw:name="graphics1" text:anchor-type="paragraph" svg:x="-0.0874in" svg:y="-0.0146in" svg:width="1.548in" svg:height="0.9866in" draw:z-index="15"><draw:image xlink:href="Pictures/1000020000000320000001FE2BDE3115.png" xlink:type="simple" xlink:show="embed" xlink:actuate="onLoad"/></draw:frame></text:p>
            </table:table-cell>
            <table:table-cell table:style-name="Table1.B1" table:number-columns-spanned="2" office:value-type="string">
              <text:p text:style-name="MP2"><text:span text:style-name="MT1">Derived Outputs</text:span></text:p>
            </table:table-cell>
            <table:covered-table-cell/>
          </table:table-row>
          <table:table-row table:style-name="Table1.2">
            <table:covered-table-cell/>
            <table:table-cell table:style-name="Table1.A1" office:value-type="string">
              <text:p text:style-name="MP3"><text:span text:style-name="MT1">DMS1303-001-110-08</text:span></text:p>
            </table:table-cell>
            <table:table-cell table:style-name="Table1.A1" office:value-type="string">
              <text:p text:style-name="MP4"><text:placeholder text:placeholder-type="text">&lt;Date&gt;</text:placeholder></text:p>
            </table:table-cell>
          </table:table-row>
        </table:table>
        <text:p text:style-name="Header"/>
      </style:header>
      <style:footer>
        <text:p text:style-name="MP5"><draw:line text:anchor-type="paragraph" draw:z-index="6" draw:style-name="Mgr1" draw:text-style-name="MP6" svg:x1="0.011in" svg:y1="0.0102in" svg:x2="6.9244in" svg:y2="0.0102in"><text:p/></draw:line><text:span text:style-name="MT2"><text:file-name text:display="name-and-extension">110-08 Derived Outputs Calculation.odt</text:file-name></text:span><text:tab/> <text:a xlink:type="simple" xlink:href="http://www.dmsonline.us/"><text:span text:style-name="MT2">www.dmsonline.us</text:span></text:a><text:tab/>Page <text:page-number text:select-page="current">8</text:page-number></text:p>
      </style:footer>
    </style:master-page>
    <style:master-page style:name="Title_20_Page" style:display-name="Title Page" style:page-layout-name="Mpm2" style:next-style-name="Standard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7"><draw:frame draw:style-name="Mfr1" draw:name="graphics2" text:anchor-type="paragraph" svg:x="-0.0874in" svg:y="-0.0311in" svg:width="1.4717in" svg:height="0.9374in" draw:z-index="8"><draw:image xlink:href="Pictures/1000020000000320000001FE2BDE3115.png" xlink:type="simple" xlink:show="embed" xlink:actuate="onLoad"/></draw:frame></text:p>
            </table:table-cell>
            <table:table-cell table:style-name="Table2.A1" office:value-type="string">
              <text:p text:style-name="MP8"><draw:frame text:anchor-type="paragraph" draw:z-index="7" draw:style-name="Mgr2" draw:text-style-name="MP10" svg:width="5.4039in" svg:height="0.5079in" svg:x="0.0701in" svg:y="0.1902in"><draw:text-box><text:p text:style-name="MP9"><text:span text:style-name="MT3">D</text:span><text:span text:style-name="MT4">atawave </text:span><text:span text:style-name="MT5">M</text:span><text:span text:style-name="MT4">arine </text:span><text:span text:style-name="MT5">S</text:span><text:span text:style-name="MT6">cience</text:span></text:p></draw:text-box></draw:frame></text:p>
            </table:table-cell>
          </table:table-row>
        </table:table>
        <text:p text:style-name="Standard"/>
      </style:header>
      <style:footer>
        <text:p text:style-name="MP11"><text:tab/><text:a xlink:type="simple" xlink:href="http://www.dmsonline.us/">www.dmsonline.us</text:a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3-05-09T18:24:44</meta:creation-date>
    <meta:editing-cycles>4</meta:editing-cycles>
    <meta:editing-duration>PT34M11S</meta:editing-duration>
    <dc:date>2013-05-09T19:01:38</dc:date>
    <meta:document-statistic meta:table-count="4" meta:image-count="2" meta:object-count="8" meta:page-count="8" meta:paragraph-count="83" meta:word-count="375" meta:character-count="2285" meta:non-whitespace-character-count="19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P</mi>
        <mi mathvariant="italic">avg</mi>
      </msub>
      <mrow>
        <mrow>
          <mo stretchy="false">(</mo>
          <mrow>
            <mo stretchy="false">ω</mo>
          </mrow>
          <mo stretchy="false">)</mo>
        </mrow>
        <mo stretchy="false">=</mo>
        <mo stretchy="false">ℜ</mo>
      </mrow>
      <mfenced open="{" close="}">
        <mrow>
          <mfenced open="(" close=")">
            <mrow>
              <mrow>
                <mfrac>
                  <mn>1</mn>
                  <mn>2</mn>
                </mfrac>
                <mo stretchy="false">+</mo>
                <mfrac>
                  <mi>i</mi>
                  <mn>2</mn>
                </mfrac>
              </mrow>
            </mrow>
          </mfenced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over accent="true">
              <msubsup>
                <mi>X</mi>
                <mi>j</mi>
                <mn>2</mn>
              </msubsup>
              <mo stretchy="false">̄</mo>
            </mover>
          </mrow>
          <mfenced open="[" close="]">
            <mrow>
              <mrow>
                <munderover>
                  <mo stretchy="false">∑</mo>
                  <mrow>
                    <mi>v</mi>
                    <mo stretchy="false">=</mo>
                    <mn>0</mn>
                  </mrow>
                  <mi>p</mi>
                </munderover>
                <msub>
                  <mi>k</mi>
                  <mi mathvariant="italic">jv</mi>
                </msub>
              </mrow>
              <msup>
                <mrow>
                  <mo stretchy="false">(</mo>
                  <mrow>
                    <mi>i</mi>
                  </mrow>
                  <mo stretchy="false">)</mo>
                </mrow>
                <mrow>
                  <mrow>
                    <mi>v</mi>
                    <mo stretchy="false">+</mo>
                    <mn>1</mn>
                  </mrow>
                </mrow>
              </msup>
              <msup>
                <mrow>
                  <mo stretchy="false">(</mo>
                  <mrow>
                    <mo stretchy="false">ω</mo>
                  </mrow>
                  <mo stretchy="false">)</mo>
                </mrow>
                <mrow>
                  <mrow>
                    <mi>v</mi>
                    <mo stretchy="false">+</mo>
                    <mn>1</mn>
                  </mrow>
                </mrow>
              </msup>
            </mrow>
          </mfenced>
        </mrow>
      </mfenced>
    </mrow>
    <annotation encoding="StarMath 5.0">P_avg(%omega) = Re left lbrace left ( 1 over 2 + i over 2 right ) sum from j = 1 to n bar X _j^2 left [ sum from v = 0 to p k_jv (i)^{v+1} (%omega)^{v+1} right ]   right rbrace 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∑</mo>
            <mrow>
              <mi>v</mi>
              <mo stretchy="false">=</mo>
              <mn>0</mn>
            </mrow>
            <mi>p</mi>
          </munderover>
          <msub>
            <mi>k</mi>
            <mi>j</mi>
          </msub>
        </mrow>
      </mrow>
      <msup>
        <mrow>
          <mo stretchy="false">(</mo>
          <mrow>
            <mi>i</mi>
          </mrow>
          <mo stretchy="false">)</mo>
        </mrow>
        <mi>j</mi>
      </msup>
      <msup>
        <mrow>
          <mo stretchy="false">(</mo>
          <mrow>
            <mo stretchy="false">ω</mo>
          </mrow>
          <mo stretchy="false">)</mo>
        </mrow>
        <mi>j</mi>
      </msup>
      <mover accent="true">
        <mi>X</mi>
        <mo stretchy="false">̄</mo>
      </mover>
      <msup>
        <mi>e</mi>
        <mrow>
          <mi>i</mi>
          <mo stretchy="false">ω</mo>
          <mi>t</mi>
        </mrow>
      </msup>
    </mrow>
    <annotation encoding="StarMath 5.0">F(t) = sum from v = 0 to p k_j (i)^j (%omega)^j bar X e^{i %omega t}</annotation>
  </semantics>
</math>
</file>

<file path=Object 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over accent="true">
          <mi>X</mi>
          <mo stretchy="false">̄</mo>
        </mover>
      </mrow>
      <msup>
        <mi>e</mi>
        <mrow>
          <mi>i</mi>
          <mo stretchy="false">ω</mo>
          <mi>t</mi>
        </mrow>
      </msup>
    </mrow>
    <annotation encoding="StarMath 5.0">x(t) = bar X e^{i %omega t}</annotation>
  </semantics>
</math>
</file>

<file path=Object 4/content.xml><?xml version="1.0" encoding="utf-8"?>
<math xmlns="http://www.w3.org/1998/Math/MathML">
  <semantics>
    <mrow>
      <mrow>
        <mfrac>
          <mi mathvariant="italic">dx</mi>
          <mi mathvariant="italic">dt</mi>
        </mfrac>
        <mo stretchy="false">=</mo>
        <mover accent="true">
          <mi>X</mi>
          <mo stretchy="false">̄</mo>
        </mover>
      </mrow>
      <mrow>
        <mo stretchy="false">(</mo>
        <mrow>
          <mi>i</mi>
        </mrow>
        <mo stretchy="false">)</mo>
      </mrow>
      <mrow>
        <mo stretchy="false">(</mo>
        <mrow>
          <mo stretchy="false">ω</mo>
        </mrow>
        <mo stretchy="false">)</mo>
      </mrow>
      <msup>
        <mi>e</mi>
        <mrow>
          <mi>i</mi>
          <mo stretchy="false">ω</mo>
          <mi>t</mi>
        </mrow>
      </msup>
    </mrow>
    <annotation encoding="StarMath 5.0">dx over dt = bar X (i) (%omega) e^{i %omega t}</annotation>
  </semantics>
</math>
</file>

<file path=Object 5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i>F</mi>
      </mrow>
      <mrow>
        <mo stretchy="false">(</mo>
        <mrow>
          <mi>t</mi>
        </mrow>
        <mo stretchy="false">)</mo>
      </mrow>
      <mrow>
        <mfrac>
          <mi mathvariant="italic">dx</mi>
          <mi mathvariant="italic">dt</mi>
        </mfrac>
        <mo stretchy="false">=</mo>
        <mrow>
          <munderover>
            <mo stretchy="false">∑</mo>
            <mrow>
              <mi>v</mi>
              <mo stretchy="false">=</mo>
              <mn>0</mn>
            </mrow>
            <mi>p</mi>
          </munderover>
          <mfenced open="[" close="]">
            <mrow>
              <msub>
                <mi>k</mi>
                <mi>j</mi>
              </msub>
              <msup>
                <mrow>
                  <mo stretchy="false">(</mo>
                  <mrow>
                    <mi>i</mi>
                  </mrow>
                  <mo stretchy="false">)</mo>
                </mrow>
                <mrow>
                  <mrow>
                    <mi>j</mi>
                    <mo stretchy="false">+</mo>
                    <mn>1</mn>
                  </mrow>
                </mrow>
              </msup>
              <msup>
                <mrow>
                  <mo stretchy="false">(</mo>
                  <mrow>
                    <mo stretchy="false">ω</mo>
                  </mrow>
                  <mo stretchy="false">)</mo>
                </mrow>
                <mrow>
                  <mrow>
                    <mi>j</mi>
                    <mo stretchy="false">+</mo>
                    <mn>1</mn>
                  </mrow>
                </mrow>
              </msup>
            </mrow>
          </mfenced>
        </mrow>
      </mrow>
      <mover accent="true">
        <msup>
          <mi>X</mi>
          <mn>2</mn>
        </msup>
        <mo stretchy="false">̄</mo>
      </mover>
      <msup>
        <mi>e</mi>
        <mrow>
          <mn>2</mn>
          <mi>i</mi>
          <mo stretchy="false">ω</mo>
          <mi>t</mi>
        </mrow>
      </msup>
    </mrow>
    <annotation encoding="StarMath 5.0">P(t) = F(t) dx over dt = sum from v = 0 to p left [ k_j (i)^{j+1} (%omega)^{j+1} right ] bar X^2 e^{2 i %omega t}</annotation>
  </semantics>
</math>
</file>

<file path=Object 6/content.xml><?xml version="1.0" encoding="utf-8"?>
<math xmlns="http://www.w3.org/1998/Math/MathML">
  <semantics>
    <mrow>
      <mrow>
        <msub>
          <mi>P</mi>
          <mi mathvariant="italic">avg</mi>
        </msub>
        <mo stretchy="false">=</mo>
        <mfrac>
          <mo stretchy="false">ω</mo>
          <mrow>
            <mn>2</mn>
            <mo stretchy="false">π</mo>
          </mrow>
        </mfrac>
      </mrow>
      <mrow>
        <munderover>
          <mo stretchy="false">∑</mo>
          <mrow>
            <mi>v</mi>
            <mo stretchy="false">=</mo>
            <mn>0</mn>
          </mrow>
          <mi>p</mi>
        </munderover>
        <mfenced open="[" close="]">
          <mrow>
            <msub>
              <mi>k</mi>
              <mi>j</mi>
            </msub>
            <msup>
              <mrow>
                <mo stretchy="false">(</mo>
                <mrow>
                  <mi>i</mi>
                </mrow>
                <mo stretchy="false">)</mo>
              </mrow>
              <mrow>
                <mrow>
                  <mi>j</mi>
                  <mo stretchy="false">+</mo>
                  <mn>1</mn>
                </mrow>
              </mrow>
            </msup>
            <msup>
              <mrow>
                <mo stretchy="false">(</mo>
                <mrow>
                  <mo stretchy="false">ω</mo>
                </mrow>
                <mo stretchy="false">)</mo>
              </mrow>
              <mrow>
                <mrow>
                  <mi>j</mi>
                  <mo stretchy="false">+</mo>
                  <mn>1</mn>
                </mrow>
              </mrow>
            </msup>
          </mrow>
        </mfenced>
      </mrow>
      <mover accent="true">
        <msup>
          <mi>X</mi>
          <mn>2</mn>
        </msup>
        <mo stretchy="false">̄</mo>
      </mover>
      <mrow>
        <munderover>
          <mo stretchy="false">∫</mo>
          <mn>0</mn>
          <mrow>
            <mfrac>
              <mrow>
                <mn>2</mn>
                <mo stretchy="false">π</mo>
              </mrow>
              <mo stretchy="false">ω</mo>
            </mfrac>
          </mrow>
        </munderover>
        <msup>
          <mi>e</mi>
          <mrow>
            <mn>2</mn>
            <mi>i</mi>
            <mo stretchy="false">ω</mo>
            <mi>t</mi>
          </mrow>
        </msup>
      </mrow>
      <mi mathvariant="italic">dt</mi>
    </mrow>
    <annotation encoding="StarMath 5.0">P_avg = %omega over {2 %pi} sum from v = 0 to p left [ k_j (i)^{j+1} (%omega)^{j+1} right ] bar X^2 int from 0 to {{2 %pi} over %omega} e^{2 i %omega t} dt</annotation>
  </semantics>
</math>
</file>

<file path=Object 7/content.xml><?xml version="1.0" encoding="utf-8"?>
<math xmlns="http://www.w3.org/1998/Math/MathML">
  <semantics>
    <mrow>
      <mrow>
        <munderover>
          <mo stretchy="false">∫</mo>
          <mn>0</mn>
          <mrow>
            <mfrac>
              <mrow>
                <mn>2</mn>
                <mo stretchy="false">π</mo>
              </mrow>
              <mo stretchy="false">ω</mo>
            </mfrac>
          </mrow>
        </munderover>
        <msup>
          <mi>e</mi>
          <mrow>
            <mn>2</mn>
            <mi>i</mi>
            <mo stretchy="false">ω</mo>
            <mi>t</mi>
          </mrow>
        </msup>
      </mrow>
      <mi mathvariant="italic">dt</mi>
    </mrow>
    <annotation encoding="StarMath 5.0">int from 0 to {{2 %pi} over %omega} e^{2 i %omega t} dt</annotation>
  </semantics>
</math>
</file>

<file path=Object 8/content.xml><?xml version="1.0" encoding="utf-8"?>
<math xmlns="http://www.w3.org/1998/Math/MathML">
  <semantics>
    <mrow>
      <mrow>
        <msup>
          <mi>e</mi>
          <mrow>
            <mn>2</mn>
            <mi>i</mi>
            <mo stretchy="false">ω</mo>
            <mi>t</mi>
          </mrow>
        </msup>
        <mo stretchy="false">=</mo>
        <mi>cos</mi>
      </mrow>
      <mrow>
        <mrow>
          <mo stretchy="false">(</mo>
          <mrow>
            <mn>2</mn>
            <mo stretchy="false">ω</mo>
            <mi>t</mi>
          </mrow>
          <mo stretchy="false">)</mo>
        </mrow>
        <mo stretchy="false">+</mo>
        <mi>i</mi>
      </mrow>
      <mi>sin</mi>
      <mrow>
        <mo stretchy="false">(</mo>
        <mrow>
          <mn>2</mn>
          <mo stretchy="false">ω</mo>
          <mi>t</mi>
        </mrow>
        <mo stretchy="false">)</mo>
      </mrow>
    </mrow>
    <annotation encoding="StarMath 5.0">e^{2 i %omega t} = cos (2 %omega t) + i sin (2 %omega t)</annotation>
  </semantics>
</math>
</file>